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3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heads_20_26" draw:marker-end-width="0.3cm" draw:fill="none" draw:textarea-vertical-align="middle"/>
    </style:style>
    <style:style style:name="gr6" style:family="graphic" style:parent-style-name="objectwithoutfill">
      <style:graphic-properties draw:marker-end="Arrowheads_20_29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marker-start="Arrowheads_20_32" draw:marker-start-width="0.3cm" draw:textarea-vertical-align="middle"/>
    </style:style>
    <style:style style:name="gr9" style:family="graphic" style:parent-style-name="standard">
      <style:graphic-properties draw:marker-start="Arrowheads_20_33" draw:marker-start-width="0.3cm" draw:textarea-vertical-align="middle"/>
    </style:style>
    <style:style style:name="gr10" style:family="graphic" style:parent-style-name="standard">
      <style:graphic-properties draw:marker-start="Arrowheads_20_34" draw:marker-start-width="0.3cm" draw:textarea-vertical-align="middle"/>
    </style:style>
    <style:style style:name="gr11" style:family="graphic" style:parent-style-name="objectwithoutfill">
      <style:graphic-properties draw:marker-end="Arrowheads_20_37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4" style:family="graphic" style:parent-style-name="objectwithoutfill">
      <style:graphic-properties draw:marker-end="Arrowheads_20_38" draw:marker-end-width="0.3cm" draw:fill="none" draw:textarea-vertical-align="middle"/>
    </style:style>
    <style:style style:name="gr15" style:family="graphic" style:parent-style-name="objectwithoutfill">
      <style:graphic-properties draw:marker-end="Arrowheads_20_39" draw:marker-end-width="0.3cm" draw:fill="none" draw:textarea-vertical-align="middle"/>
    </style:style>
    <style:style style:name="gr16" style:family="graphic" style:parent-style-name="objectwithoutfill">
      <style:graphic-properties draw:marker-end="Arrowheads_20_40" draw:marker-end-width="0.3cm" draw:fill="none" draw:textarea-vertical-align="middle"/>
    </style:style>
    <style:style style:name="gr17" style:family="graphic" style:parent-style-name="objectwithoutfill">
      <style:graphic-properties draw:marker-end="Arrowheads_20_41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6pt"/>
    </style:style>
    <style:style style:name="P3" style:family="paragraph">
      <style:paragraph-properties fo:text-align="center" style:writing-mode="lr-tb"/>
      <style:text-properties fo:font-size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T1" style:family="text">
      <style:text-properties fo:font-size="16pt"/>
    </style:style>
    <style:style style:name="T2" style:family="text">
      <style:text-properties fo:font-size="11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75cm" svg:x="3.25cm" svg:y="6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75cm" svg:x="3.25cm" svg:y="9cm">
          <text:p text:style-name="P1">The Passag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75cm" svg:x="10.75cm" svg:y="4.75cm">
          <text:p text:style-name="P1">First Pass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75cm" svg:x="10.75cm" svg:y="7.75cm">
          <text:p text:style-name="P2"><text:span text:style-name="T1">Second Passage Setu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75cm" svg:x="18.75cm" svg:y="4.75cm">
          <text:p text:style-name="P1">Data Retrie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75cm" svg:x="23cm" svg:y="4.75cm">
          <text:p text:style-name="P1">Command Converter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cm" svg:height="1.75cm" svg:x="21cm" svg:y="1.75cm">
          <text:p text:style-name="P3"><text:span text:style-name="T2">First Passage Error Examiner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4.75cm" svg:y1="7.75cm" svg:x2="4.75cm" svg:y2="9cm">
          <text:p/>
        </draw:line>
        <draw:line draw:style-name="gr3" draw:text-style-name="P4" draw:layer="layout" svg:x1="12.5cm" svg:y1="6.5cm" svg:x2="12.5cm" svg:y2="7.75cm">
          <text:p/>
        </draw:line>
        <draw:line draw:style-name="gr4" draw:text-style-name="P4" draw:layer="layout" svg:x1="12.5cm" svg:y1="9.5cm" svg:x2="12.5cm" svg:y2="10.5cm">
          <text:p/>
        </draw:line>
        <draw:line draw:style-name="gr5" draw:text-style-name="P4" draw:layer="controls" svg:x1="21.5cm" svg:y1="3.5cm" svg:x2="21.5cm" svg:y2="4.75cm">
          <text:p/>
        </draw:line>
        <draw:custom-shape draw:style-name="gr1" draw:text-style-name="P1" draw:layer="layout" svg:width="3.5cm" svg:height="1.75cm" svg:x="10.75cm" svg:y="10.5cm">
          <text:p text:style-name="P1">Second Pass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75cm" svg:x="10.75cm" svg:y="13.25cm">
          <text:p text:style-name="P2"><text:span text:style-name="T1">Final Translation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3.5cm" svg:y1="3.5cm" svg:x2="23.5cm" svg:y2="4.75cm">
          <text:p/>
        </draw:line>
        <draw:line draw:style-name="gr6" draw:text-style-name="P4" draw:layer="layout" svg:x1="17.5cm" svg:y1="2.75cm" svg:x2="21cm" svg:y2="2.75cm">
          <text:p/>
        </draw:line>
        <draw:line draw:style-name="gr7" draw:text-style-name="P4" draw:layer="layout" svg:x1="17.5cm" svg:y1="5.211cm" svg:x2="17.5cm" svg:y2="2.75cm">
          <text:p/>
        </draw:line>
        <draw:line draw:style-name="gr8" draw:text-style-name="P5" draw:layer="layout" svg:x1="14.25cm" svg:y1="5.75cm" svg:x2="18.75cm" svg:y2="5.75cm">
          <text:p/>
        </draw:line>
        <draw:line draw:style-name="gr7" draw:text-style-name="P4" draw:layer="layout" svg:x1="24.5cm" svg:y1="6.5cm" svg:x2="24.5cm" svg:y2="7.25cm">
          <text:p/>
        </draw:line>
        <draw:line draw:style-name="gr7" draw:text-style-name="P4" draw:layer="layout" svg:x1="24.5cm" svg:y1="7.25cm" svg:x2="15.5cm" svg:y2="7.25cm">
          <text:p/>
        </draw:line>
        <draw:line draw:style-name="gr7" draw:text-style-name="P4" draw:layer="layout" svg:x1="15.5cm" svg:y1="7.25cm" svg:x2="15.5cm" svg:y2="6.25cm">
          <text:p/>
        </draw:line>
        <draw:line draw:style-name="gr9" draw:text-style-name="P5" draw:layer="layout" svg:x1="14.25cm" svg:y1="6.25cm" svg:x2="15.5cm" svg:y2="6.25cm">
          <text:p/>
        </draw:line>
        <draw:custom-shape draw:style-name="gr1" draw:text-style-name="P3" draw:layer="layout" svg:width="3.5cm" svg:height="1.75cm" svg:x="21cm" svg:y="7.75cm">
          <text:p text:style-name="P6"><text:span text:style-name="T3">Second </text:span><text:span text:style-name="T3">Passage </text:span><text:span text:style-name="T3">Error </text:span><text:span text:style-name="T2">Examiner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4.25cm" svg:y1="9cm" svg:x2="21cm" svg:y2="9cm">
          <text:p/>
        </draw:line>
        <draw:line draw:style-name="gr11" draw:text-style-name="P4" draw:layer="layout" svg:x1="14.25cm" svg:y1="8.25cm" svg:x2="21cm" svg:y2="8.25cm">
          <text:p/>
        </draw:line>
        <draw:line draw:style-name="gr7" draw:text-style-name="P4" draw:layer="layout" svg:x1="17.5cm" svg:y1="5.211cm" svg:x2="14.25cm" svg:y2="5.211cm">
          <text:p/>
        </draw:line>
        <draw:line draw:style-name="gr7" draw:text-style-name="P4" draw:layer="layout" svg:x1="8.5cm" svg:y1="9.25cm" svg:x2="8.5cm" svg:y2="5.5cm">
          <text:p/>
        </draw:line>
        <draw:line draw:style-name="gr7" draw:text-style-name="P4" draw:layer="layout" svg:x1="8.5cm" svg:y1="9.25cm" svg:x2="6.75cm" svg:y2="9.25cm">
          <text:p/>
        </draw:line>
        <draw:line draw:style-name="gr6" draw:text-style-name="P4" draw:layer="layout" svg:x1="8.5cm" svg:y1="5.5cm" svg:x2="10.75cm" svg:y2="5.5cm">
          <text:p/>
        </draw:line>
        <draw:line draw:style-name="gr7" draw:text-style-name="P4" draw:layer="layout" svg:x1="10.75cm" svg:y1="14cm" svg:x2="8.5cm" svg:y2="14cm">
          <text:p/>
        </draw:line>
        <draw:line draw:style-name="gr7" draw:text-style-name="P4" draw:layer="layout" svg:x1="8.5cm" svg:y1="14cm" svg:x2="8.5cm" svg:y2="10.5cm">
          <text:p/>
        </draw:line>
        <draw:line draw:style-name="gr9" draw:text-style-name="P5" draw:layer="layout" svg:x1="6.75cm" svg:y1="10.5cm" svg:x2="8.5cm" svg:y2="10.5cm">
          <text:p/>
        </draw:line>
        <draw:line draw:style-name="gr4" draw:text-style-name="P4" draw:layer="layout" svg:x1="12.5cm" svg:y1="12.25cm" svg:x2="12.5cm" svg:y2="13.25cm">
          <text:p/>
        </draw:line>
        <draw:line draw:style-name="gr7" draw:text-style-name="P4" draw:layer="layout" svg:x1="3.25cm" svg:y1="10cm" svg:x2="1.5cm" svg:y2="10cm">
          <text:p/>
        </draw:line>
        <draw:line draw:style-name="gr7" draw:text-style-name="P4" draw:layer="layout" svg:x1="1.5cm" svg:y1="10cm" svg:x2="1.5cm" svg:y2="9.25cm">
          <text:p/>
        </draw:line>
        <draw:line draw:style-name="gr11" draw:text-style-name="P4" draw:layer="layout" svg:x1="1.5cm" svg:y1="9.25cm" svg:x2="3.25cm" svg:y2="9.25cm">
          <text:p/>
        </draw:line>
        <draw:custom-shape draw:style-name="gr1" draw:text-style-name="P1" draw:layer="layout" svg:width="3.5cm" svg:height="1.75cm" svg:x="21.75cm" svg:y="13.25cm">
          <text:p text:style-name="P1">General Functions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cm" svg:height="0.645cm" svg:x="8cm" svg:y="4.75cm">
          <draw:text-box>
            <text:p text:style-name="P7"><text:span text:style-name="T4">Comment 1</text:span></text:p>
          </draw:text-box>
        </draw:frame>
        <draw:frame draw:style-name="gr12" draw:text-style-name="P8" draw:layer="layout" svg:width="3cm" svg:height="0.645cm" svg:x="17.5cm" svg:y="2.25cm">
          <draw:text-box>
            <text:p text:style-name="P7"><text:span text:style-name="T4">Comment 2</text:span></text:p>
          </draw:text-box>
        </draw:frame>
        <draw:frame draw:style-name="gr12" draw:text-style-name="P8" draw:layer="layout" svg:width="3cm" svg:height="0.645cm" svg:x="19.25cm" svg:y="3.75cm">
          <draw:text-box>
            <text:p text:style-name="P7"><text:span text:style-name="T4">Comment 3</text:span></text:p>
          </draw:text-box>
        </draw:frame>
        <draw:frame draw:style-name="gr12" draw:text-style-name="P8" draw:layer="layout" svg:width="3cm" svg:height="0.645cm" svg:x="10.25cm" svg:y="6.75cm">
          <draw:text-box>
            <text:p text:style-name="P7"><text:span text:style-name="T4">Comment 4</text:span></text:p>
          </draw:text-box>
        </draw:frame>
        <draw:frame draw:style-name="gr12" draw:text-style-name="P8" draw:layer="layout" svg:width="3cm" svg:height="0.645cm" svg:x="16.75cm" svg:y="7.605cm">
          <draw:text-box>
            <text:p text:style-name="P7"><text:span text:style-name="T4">Comment 5</text:span></text:p>
          </draw:text-box>
        </draw:frame>
        <draw:frame draw:style-name="gr12" draw:text-style-name="P8" draw:layer="layout" svg:width="3cm" svg:height="0.645cm" svg:x="10.25cm" svg:y="9.75cm">
          <draw:text-box>
            <text:p text:style-name="P7"><text:span text:style-name="T4">Comment 4</text:span></text:p>
          </draw:text-box>
        </draw:frame>
        <draw:frame draw:style-name="gr13" draw:text-style-name="P8" draw:layer="layout" svg:width="3cm" svg:height="0.645cm" svg:x="8.25cm" svg:y="13.895cm">
          <draw:text-box>
            <text:p text:style-name="P7"><text:span text:style-name="T4">Comment 7</text:span></text:p>
          </draw:text-box>
        </draw:frame>
        <draw:frame draw:style-name="gr12" draw:text-style-name="P8" draw:layer="layout" svg:width="3cm" svg:height="0.645cm" svg:x="22cm" svg:y="12.5cm">
          <draw:text-box>
            <text:p text:style-name="P7"><text:span text:style-name="T4">Comment 9</text:span></text:p>
          </draw:text-box>
        </draw:frame>
        <draw:frame draw:style-name="gr12" draw:text-style-name="P8" draw:layer="layout" svg:width="3cm" svg:height="0.645cm" svg:x="1cm" svg:y="8.605cm">
          <draw:text-box>
            <text:p text:style-name="P7"><text:span text:style-name="T4">Comment 8</text:span></text:p>
          </draw:text-box>
        </draw:frame>
        <draw:line draw:style-name="gr7" draw:text-style-name="P4" draw:layer="layout" svg:x1="21cm" svg:y1="2cm" svg:x2="12.5cm" svg:y2="2cm">
          <text:p/>
        </draw:line>
        <draw:line draw:style-name="gr14" draw:text-style-name="P4" draw:layer="layout" svg:x1="12.5cm" svg:y1="2cm" svg:x2="12.5cm" svg:y2="4.75cm">
          <text:p/>
        </draw:line>
        <draw:line draw:style-name="gr7" draw:text-style-name="P4" draw:layer="layout" svg:x1="10.75cm" svg:y1="6cm" svg:x2="9.25cm" svg:y2="6cm">
          <text:p/>
        </draw:line>
        <draw:line draw:style-name="gr7" draw:text-style-name="P4" draw:layer="layout" svg:x1="9.25cm" svg:y1="6cm" svg:x2="9.25cm" svg:y2="9.5cm">
          <text:p/>
        </draw:line>
        <draw:line draw:style-name="gr7" draw:text-style-name="P4" draw:layer="layout" svg:x1="10.75cm" svg:y1="8.75cm" svg:x2="10cm" svg:y2="8.75cm">
          <text:p/>
        </draw:line>
        <draw:line draw:style-name="gr7" draw:text-style-name="P4" draw:layer="layout" svg:x1="10cm" svg:y1="8.75cm" svg:x2="10cm" svg:y2="10cm">
          <text:p/>
        </draw:line>
        <draw:line draw:style-name="gr15" draw:text-style-name="P4" draw:layer="layout" svg:x1="9.25cm" svg:y1="9.5cm" svg:x2="6.75cm" svg:y2="9.5cm">
          <text:p/>
        </draw:line>
        <draw:line draw:style-name="gr16" draw:text-style-name="P4" draw:layer="layout" svg:x1="10cm" svg:y1="10cm" svg:x2="6.75cm" svg:y2="10cm">
          <text:p/>
        </draw:line>
        <draw:line draw:style-name="gr7" draw:text-style-name="P4" draw:layer="layout" svg:x1="3.25cm" svg:y1="10.25cm" svg:x2="1cm" svg:y2="10.25cm">
          <text:p/>
        </draw:line>
        <draw:line draw:style-name="gr7" draw:text-style-name="P4" draw:layer="layout" svg:x1="1cm" svg:y1="10.25cm" svg:x2="1cm" svg:y2="6.75cm">
          <text:p/>
        </draw:line>
        <draw:line draw:style-name="gr17" draw:text-style-name="P4" draw:layer="layout" svg:x1="1cm" svg:y1="6.75cm" svg:x2="3.25cm" svg:y2="6.75cm">
          <text:p/>
        </draw:line>
        <draw:frame draw:style-name="gr13" draw:text-style-name="P8" draw:layer="layout" svg:width="3cm" svg:height="0.645cm" svg:x="10.25cm" svg:y="12.355cm">
          <draw:text-box>
            <text:p text:style-name="P7"><text:span text:style-name="T4">Comment 6</text:span></text:p>
          </draw:text-box>
        </draw:frame>
        <officeooo:annotation svg:x="0cm" svg:y="0cm">
          <dc:date>2024-04-08T14:10:34</dc:date>
          <text:p>If the file is valid, we proceed to the first passage.</text:p>
        </officeooo:annotation>
        <officeooo:annotation svg:x="1cm" svg:y="0cm">
          <dc:date>2024-04-08T14:16:16</dc:date>
          <text:p>We scan the input file line by line and each line we send first to the error examiner.</text:p>
        </officeooo:annotation>
        <officeooo:annotation svg:x="1.971cm" svg:y="0cm">
          <dc:date>2024-04-08T14:24:25</dc:date>
          <text:p>If no errors <text:s/>have been found and depending on the line’s type; If it is an instruction line, we send the line to retrieve its data and convert it into binary. If it is a command, we convert it into binary.</text:p>
        </officeooo:annotation>
        <officeooo:annotation svg:x="3cm" svg:y="0cm">
          <dc:date>2024-04-08T14:25:31</dc:date>
          <text:p>If no errors have been found so far, we proceed to next process.</text:p>
        </officeooo:annotation>
        <officeooo:annotation svg:x="3.969cm" svg:y="-0.026cm">
          <dc:date>2024-04-08T15:29:09</dc:date>
          <text:p>Examines the validity of the linked lists after the first passage.</text:p>
        </officeooo:annotation>
        <officeooo:annotation svg:x="5cm" svg:y="0cm">
          <dc:date>2024-04-08T15:19:07</dc:date>
          <text:p>Updates the addresses of the variables the assembler couldn't have known up untill this point.</text:p>
        </officeooo:annotation>
        <officeooo:annotation svg:x="5.992cm" svg:y="-0.026cm">
          <dc:date>2024-04-08T15:16:50</dc:date>
          <text:p>Translates the contents of the linked lists to machine code in hexadecimal.</text:p>
        </officeooo:annotation>
        <officeooo:annotation svg:x="7.004cm" svg:y="0cm">
          <dc:date>2024-04-08T15:16:30</dc:date>
          <text:p>Resets the counters and lists and proceeds to the next file in line.</text:p>
        </officeooo:annotation>
        <officeooo:annotation svg:x="8cm" svg:y="0cm">
          <dc:date>2024-04-08T15:26:48</dc:date>
          <text:p>Valid file name - is used before the first passage.</text:p>
          <text:p/>
          <text:p>Remove space tab - is used by the first and second passages.</text:p>
          <text:p/>
          <text:p>Input type - is used by the first and second passages.</text:p>
          <text:p/>
          <text:p>Extract label - is used by the first and second passages.</text:p>
          <text:p/>
          <text:p>Print bits - is used by print list.</text:p>
          <text:p/>
          <text:p>Print list - is used by before and after the second passage.</text:p>
          <text:p/>
          <text:p>Free list - is used by reset parameters</text:p>
          <text:p/>
          <text:p>Reset parameters - is used after the final translation.</text:p>
          <text:p/>
          <text:p/>
          <text:p/>
        </officeooo:annotati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26" draw:display-name="Arrowheads 26" svg:viewBox="0 0 20 20" svg:d="M0 20l10-20 10 20z"/>
    <draw:marker draw:name="Arrowheads_20_29" draw:display-name="Arrowheads 29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9T14:44:57.027850365</meta:creation-date>
    <dc:date>2024-04-08T15:29:46.371498447</dc:date>
    <meta:editing-duration>PT4H2M45S</meta:editing-duration>
    <meta:editing-cycles>52</meta:editing-cycles>
    <meta:generator>LibreOffice/7.3.7.2$Linux_X86_64 LibreOffice_project/30$Build-2</meta:generator>
    <meta:document-statistic meta:object-count="57"/>
  </office:meta>
</office:document-meta>
</file>